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E000001C87B447DCF.png" manifest:media-type="image/png"/>
  <manifest:file-entry manifest:full-path="Pictures/100002010000024C0000026563B7845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4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3.35cm" fo:min-width="14.7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9.9cm" fo:min-width="17.05cm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6.1cm" fo:min-width="15.1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9.9cm" fo:min-width="17.0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5.557cm" svg:height="16.218cm" svg:x="1.143cm" svg:y="10.582cm">
          <draw:image xlink:href="Pictures/100002010000024C0000026563B78459.png" xlink:type="simple" xlink:show="embed" xlink:actuate="onLoad">
            <text:p/>
          </draw:image>
        </draw:frame>
        <draw:frame draw:style-name="gr1" draw:text-style-name="P1" draw:layer="layout" svg:width="17.6cm" svg:height="10.227cm" svg:x="0.1cm" svg:y="0.073cm">
          <draw:image xlink:href="Pictures/100002010000031E000001C87B447DCF.png" xlink:type="simple" xlink:show="embed" xlink:actuate="onLoad">
            <text:p/>
          </draw:image>
        </draw:frame>
        <draw:frame draw:style-name="gr2" draw:text-style-name="P2" draw:layer="layout" svg:width="1.065cm" svg:height="0.962cm" svg:x="16.4cm" svg:y="0cm">
          <draw:text-box>
            <text:p><text:span text:style-name="T1">a)</text:span></text:p>
          </draw:text-box>
        </draw:frame>
        <draw:frame draw:style-name="gr3" draw:text-style-name="P2" draw:layer="layout" svg:width="1.103cm" svg:height="0.962cm" svg:x="15.501cm" svg:y="10.4cm">
          <draw:text-box>
            <text:p><text:span text:style-name="T1">b)</text:span></text:p>
          </draw:text-box>
        </draw:frame>
        <draw:custom-shape draw:style-name="gr4" draw:text-style-name="P1" draw:layer="layout" svg:width="15.3cm" svg:height="3.7cm" svg:x="1.3cm" svg:y="20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.6cm" svg:height="10.2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.7cm" svg:height="16.4cm" svg:x="1.1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6cm" svg:height="10.2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85cm" fo:page-height="26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1-07T13:34:33.784890211</meta:creation-date>
    <dc:date>2018-04-28T11:48:49.140842834</dc:date>
    <dc:creator>dario </dc:creator>
    <meta:editing-duration>PT14M46S</meta:editing-duration>
    <meta:editing-cycles>6</meta:editing-cycles>
    <meta:generator>LibreOffice/4.3.3.2$Linux_X86_64 LibreOffice_project/430m0$Build-2</meta:generator>
    <meta:document-statistic meta:object-count="8"/>
  </office:meta>
</office:document-meta>
</file>